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Text_20_body">
      <style:paragraph-properties fo:text-align="start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Text_20_body">
      <style:paragraph-properties fo:text-align="start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Text_20_body" style:list-style-name="L1">
      <style:paragraph-properties fo:text-align="start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Text_20_body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6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style:text-underline-style="none"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Fiche retour IHM</text:h>
      <text:p text:style-name="P1"/>
      <text:p text:style-name="P2">Date (pour avoir une idée de la version) : <text:span text:style-name="T1">30/05/2013</text:span></text:p>
      <text:p text:style-name="P2">Age (environ) :<text:span text:style-name="T1"> 20 ans</text:span></text:p>
      <text:p text:style-name="P2">Sexe :<text:span text:style-name="T1"> Femme</text:span></text:p>
      <text:p text:style-name="P2">Expérience joueur (joue peu – couramment – game – hard core gamer - …) :<text:span text:style-name="T1"> Joue peu</text:span></text:p>
      <text:p text:style-name="P2"/>
      <text:p text:style-name="P2">Menu principal :<text:span text:style-name="T1"> </text:span></text:p>
      <text:p text:style-name="P2"><text:span text:style-name="T1">Pinpin à changer pas pro</text:span></text:p>
      <text:p text:style-name="P2"><text:span text:style-name="T1">Boutons plus arrondis, plus travaillé pas ceux de swing de base</text:span></text:p>
      <text:p text:style-name="P2"/>
      <text:p text:style-name="P2">Interface de jeu :</text:p>
      <text:list xml:id="list14442133051" text:style-name="L1">
        <text:list-item>
          <text:p text:style-name="P4">Appréciation globale<text:span text:style-name="T1"> Deux/Trois poissons sont pas très bien délimité</text:span></text:p>
        </text:list-item>
        <text:list-item>
          <text:p text:style-name="P4">Aide <text:span text:style-name="T1">Pas implicite l'action à faire, préciser ce qu'il faut faire</text:span></text:p>
        </text:list-item>
        <text:list-item>
          <text:p text:style-name="P4">Menu du jeu <text:span text:style-name="T1">Style du menu à changer (mauvais style swing)</text:span></text:p>
        </text:list-item>
        <text:list-item>
          <text:p text:style-name="P4">Boutons<text:span text:style-name="T1"> Revenir refaire pas du tout beau + écriture du bouton menu pas bon</text:span></text:p>
        </text:list-item>
        <text:list-item>
          <text:p text:style-name="P4">Fin de partie <text:span text:style-name="T1">Fin de partie peut encore joueur coup pas forcément visible + rejouer directe à la fin de la partie + recommencer (indiquer sur même grille)</text:span></text:p>
        </text:list-item>
        <text:list-item>
          <text:p text:style-name="P4">Case infos joueurs <text:span text:style-name="T1">Pense que c'est un bouton, mettre quelque chose ? Dessin du tuile pas très claire (voie un cube en perspective) + modifier écriture nom du joueur</text:span></text:p>
        </text:list-item>
        <text:list-item>
          <text:p text:style-name="P4">Ergonomie <text:span text:style-name="T1"><text:s/>Préciser cliquer sur pingouins + cliquer où on veut aller. </text:span></text:p>
        </text:list-item>
      </text:list>
      <text:p text:style-name="P2"/>
      <text:p text:style-name="P2">Options : </text:p>
      <text:p text:style-name="P2"><text:span text:style-name="T1">A finir d'implanter pour règle de jeu illisible avec boutons qui passe dessus (dernière page règle)</text:span></text:p>
      <text:p text:style-name="P2"><text:span text:style-name="T1">Implanter langue + choisir couleur du pingouin</text:span></text:p>
      <text:p text:style-name="P2"/>
      <text:p text:style-name="P2">Partie perso :</text:p>
      <text:p text:style-name="P5">Pas du tout claire, ne comprend rien (ne vois pas du tout à quoi ca sers). Préciser type de joueurs + joueur 1, 2, 3, 4.</text:p>
      <text:p text:style-name="P2"/>
      <text:p text:style-name="P2">Autres :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06T09:21:26</meta:creation-date>
    <dc:date>2013-06-06T10:09:47</dc:date>
    <meta:editing-duration>PT20M10S</meta:editing-duration>
    <meta:editing-cycles>18</meta:editing-cycles>
    <meta:generator>LibreOffice/3.5$Linux_X86_64 LibreOffice_project/350m1$Build-2</meta:generator>
    <meta:document-statistic meta:table-count="0" meta:image-count="0" meta:object-count="0" meta:page-count="1" meta:paragraph-count="22" meta:word-count="237" meta:character-count="1262" meta:non-whitespace-character-count="1050"/>
  </office:meta>
</office:document-meta>
</file>